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ttributesImpl.getIndex( String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AttributesImpl.getSchemaId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ttributesImpl.getLocalName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AttributesImpl.getNonNormalizedValue( int att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ttributesImpl.setNamespaces( boolean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setSpecified( int attrIndex , boolean spec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getValue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ttributesImpl.removeAl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getPrefix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AttributesImpl.getTableViewBucket( String localpart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AttributesImpl.getValue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ttributesImpl.addAttribute( QName name , String type , String valu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4">
            <text:p text:style-name="Table_20_Contents">34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XMLAttributesImpl.getTableViewBucket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getValue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AttributesImpl.setSchemaId( int attrIndex , boolean schema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getIndexFast( String uri , String localP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AttributesImpl.prepareAndPopulateTableVie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AttributesImpl.XMLAttributesImpl( int table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AttributesImpl.getURI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AttributesImpl.getName( int attrIndex , QName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getAugmentations( int attribute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AttributesImpl.checkDuplicatesN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XMLAttributesImpl.prepareTable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AttributesImpl.getReportableType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AttributesImpl.setURI( int attrInde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setName( int attrIndex , QName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getType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ttributesImpl.XMLAttribute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setNonNormalizedValue( int attrIndex , String att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AttributesImpl.getType( String 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AttributesImpl.removeAttributeAt( int att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AttributesImpl.getIndex( String uri , String localPar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AttributesImpl.getName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AttributesImpl.getAugmentations( String 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ttributesImpl.isSpecified( int att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getQName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AttributesImpl.cleanTableView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AttributesImpl.setValue( int attrIndex , String att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AttributesImpl.addAttributeNS( QName name , String type ,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AttributesImpl.setType( int attrIndex , String att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getSchemaId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AttributesImpl.setAugmentations( int attrIndex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Impl.getSchemaId( String 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AttributesImpl.getType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AttributesImpl.getAugmentations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ttributesImpl.getIndexFast(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